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Redécouvrez les aventures de Robinson Crusoé dans une version adaptée et illustrée, idéale pour des jeunes de 7 ans et plus. Cette collection spécialement conçue pour des enfants de 7-8 ans reprend des grands textes de la littérature de jeunesse, en les rendant accessibles au niveau de lecture et de compréhension de ces jeunes lecteurs. En fin d'ouvrage, un lexique et des questions de compréhension permettent de vérifier que l'enfant a bien saisi ce qu'il a lu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7T16:43:18.871000000</dc:date>
    <meta:editing-duration>PT8S</meta:editing-duration>
    <meta:editing-cycles>2</meta:editing-cycles>
    <meta:generator>LibreOffice/7.3.7.2$Windows_X86_64 LibreOffice_project/e114eadc50a9ff8d8c8a0567d6da8f454beeb84f</meta:generator>
    <meta:document-statistic meta:table-count="0" meta:image-count="0" meta:object-count="0" meta:page-count="1" meta:paragraph-count="1" meta:word-count="77" meta:character-count="465" meta:non-whitespace-character-count="388"/>
  </office:meta>
</office:document-meta>
</file>